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2.37066666666667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number-columns-repeated="6" table:default-cell-style-name="ce1"/>
        <table:table-column table:style-name="co2" table:number-columns-repeated="16378" table:default-cell-style-name="ce1"/>
        <table:table-row table:style-name="ro1"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number-rows-repeated="104857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727</meta:generator>
    <dc:creator>Théo Chennebault</dc:creator>
    <meta:creation-date>2019-05-23T10:40:39Z</meta:creation-date>
    <dc:date>2019-06-19T00:32:26Z</dc:date>
    <meta:editing-cycles>1</meta:editing-cycles>
    <meta:editing-duration>PT883S</meta:editing-duration>
  </office:meta>
</office:document-meta>
</file>